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597in"/>
    </style:style>
    <style:style style:name="Table1.D" style:family="table-column">
      <style:table-column-properties style:column-width="1.1139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715in" fo:margin-left="-0.0104in" table:align="left" style:writing-mode="lr-tb"/>
    </style:style>
    <style:style style:name="Table2.A" style:family="table-column">
      <style:table-column-properties style:column-width="7.4715in"/>
    </style:style>
    <style:style style:name="Table2.1" style:family="table-row">
      <style:table-row-properties style:min-row-height="0.5521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5736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4" style:family="paragraph" style:parent-style-name="Standard_20__28_user_29_">
      <style:paragraph-properties fo:text-align="center" style:justify-single-word="false"/>
      <style:text-properties fo:font-size="9pt" style:font-size-asian="9pt" fo:background-color="#c0c0c0"/>
    </style:style>
    <style:style style:name="P5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8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9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0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1" style:family="paragraph" style:parent-style-name="Standard_20__28_user_29_">
      <style:text-properties fo:font-size="3pt" fo:language="ru" fo:country="RU" style:font-size-asian="3pt" style:font-size-complex="3pt"/>
    </style:style>
    <style:style style:name="P12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15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/>
    </style:style>
    <style:style style:name="P16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/>
    </style:style>
    <style:style style:name="P17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fo:font-weight="normal" style:font-weight-asian="normal" style:font-weight-complex="normal"/>
    </style:style>
    <style:style style:name="P18" style:family="paragraph" style:parent-style-name="Table_20_Contents" style:list-style-name="WW8Num4">
      <style:paragraph-properties fo:margin-left="0.2646in" fo:margin-right="0in" fo:text-indent="-0.25in" style:auto-text-indent="false"/>
    </style:style>
    <style:style style:name="P19" style:family="paragraph" style:parent-style-name="Table_20_Contents">
      <style:text-properties officeooo:paragraph-rsid="0016688e"/>
    </style:style>
    <style:style style:name="P20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1a3a07" officeooo:paragraph-rsid="001a3a07"/>
    </style:style>
    <style:style style:name="P21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1a3a07" officeooo:paragraph-rsid="001b980a"/>
    </style:style>
    <style:style style:name="P22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1ae5fc" officeooo:paragraph-rsid="001ae5fc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style="italic" officeooo:rsid="0016688e" fo:background-color="transparent" loext:char-shading-value="0" style:font-style-asian="italic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194c83" style:font-name-asian="Times New Roman" style:font-name-complex="Times New Roman"/>
    </style:style>
    <style:style style:name="T11" style:family="text">
      <style:text-properties fo:language="ru" fo:country="RU" officeooo:rsid="001a3a07" style:font-name-asian="Times New Roman" style:font-name-complex="Times New Roman"/>
    </style:style>
    <style:style style:name="T12" style:family="text">
      <style:text-properties fo:language="ru" fo:country="RU" officeooo:rsid="001ae5fc" style:font-name-asian="Times New Roman" style:font-name-complex="Times New Roman"/>
    </style:style>
    <style:style style:name="T13" style:family="text">
      <style:text-properties fo:language="ru" fo:country="RU" officeooo:rsid="001b980a" style:font-name-asian="Times New Roman" style:font-name-complex="Times New Roman"/>
    </style:style>
    <style:style style:name="T14" style:family="text">
      <style:text-properties fo:font-size="9pt" style:font-size-asian="9pt"/>
    </style:style>
    <style:style style:name="T15" style:family="text">
      <style:text-properties fo:background-color="#c0c0c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980a"/>
    </style:style>
    <style:style style:name="T18" style:family="text">
      <style:text-properties officeooo:rsid="001bb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1"><text:span text:style-name="T1">Двухнедельная отчётная работа по «Информатике»: аннотация к статье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Дата прошедшей лекции</text:p>
          </table:table-cell>
          <table:table-cell table:style-name="Table1.A1" office:value-type="string">
            <text:p text:style-name="P5">Номер прошедшей лекции</text:p>
          </table:table-cell>
          <table:table-cell table:style-name="Table1.A1" office:value-type="string">
            <text:p text:style-name="P5">Название статьи/главы книги/видеолекции</text:p>
          </table:table-cell>
          <table:table-cell table:style-name="Table1.A1" office:value-type="string">
            <text:p text:style-name="P5">Дата публикации (не старше 2021 года)</text:p>
          </table:table-cell>
          <table:table-cell table:style-name="Table1.A1" office:value-type="string">
            <text:p text:style-name="P5">Размер статьи (от 400 слов)</text:p>
          </table:table-cell>
          <table:table-cell table:style-name="Table1.A1" office:value-type="string">
            <text:p text:style-name="P5">Дата сдачи</text:p>
          </table:table-cell>
        </table:table-row>
        <table:table-row table:style-name="Table1.1">
          <table:table-cell table:style-name="Table1.A1" office:value-type="string">
            <text:p text:style-name="P8">11.09.2024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2">Этимон цифры и числа</text:p>
          </table:table-cell>
          <table:table-cell table:style-name="Table1.A1" office:value-type="string">
            <text:p text:style-name="P7">30.08.2023</text:p>
          </table:table-cell>
          <table:table-cell table:style-name="Table1.A1" office:value-type="string">
            <text:p text:style-name="P8">~<text:span text:style-name="T17">2150</text:span></text:p>
          </table:table-cell>
          <table:table-cell table:style-name="Table1.A1" office:value-type="string">
            <text:p text:style-name="P8">25.09.2024<text:span text:style-name="T14"/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9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5">Р</text:span><text:span text:style-name="T4">3115</text:span><text:span text:style-name="T2"><text:tab/></text:span><text:span text:style-name="T1">, оценка </text:span><text:span text:style-name="T2"><text:tab/></text:span></text:p>
      <text:p text:style-name="P10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8">Прямая полная ссылка на источник или сокращённая ссылка (</text:span><text:span text:style-name="T16">bit</text:span><text:span text:style-name="T8">.</text:span><text:span text:style-name="T16">ly</text:span><text:span text:style-name="T8">, </text:span><text:span text:style-name="T16">tr</text:span><text:span text:style-name="T8">.</text:span><text:span text:style-name="T16">im</text:span><text:span text:style-name="T8"> и т.п.)</text:span></text:p>
            <text:p text:style-name="P19"><text:span text:style-name="T7">https://cyberleninka.ru/article/n/etimon-tsifry-i-chisla/viewer</text:span>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T8">Теги, ключевые слова или словосочетания (минимум три слова)</text:span></text:p>
            <text:p text:style-name="P14">этимон, цифра, знак, счёт, различные системы счисления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T8">Перечень фактов, упомянутых в статье (минимум четыре пункта)</text:span></text:p>
            <text:list text:style-name="WW8Num4">
              <text:list-item>
                <text:p text:style-name="P18" loext:marker-style-name="T1"><text:span text:style-name="T9"><text:s/>Клод Шеннон — основоположник цифровой формы кодирования, который использовал труды Лейбница </text:span><text:span text:style-name="T10">о </text:span><text:span text:style-name="T9">системах счисления.</text:span></text:p>
              </text:list-item>
              <text:list-item>
                <text:p text:style-name="P18" loext:marker-style-name="T1"><text:span text:style-name="T9"><text:s/></text:span><text:span text:style-name="T10">«Цифра» появилась не сразу, сначала была заимствована у мавров и сарацин, потом попало в арабский, а уже потом в европу.</text:span></text:p>
              </text:list-item>
              <text:list-item>
                <text:p text:style-name="P18" loext:marker-style-name="T1"><text:span text:style-name="T10">Римская система счисления появилась не просто так: III означает пальцы, V — ладонь, X — скрещенные руки.</text:span></text:p>
              </text:list-item>
              <text:list-item>
                <text:p text:style-name="P18" loext:marker-style-name="T1"><text:span text:style-name="T10">Древние Шумеры придумали шестидесятеричную систему счисления с основанием </text:span><text:span text:style-name="T11">12.</text:span></text:p>
              </text:list-item>
              <text:list-item>
                <text:p text:style-name="P18" loext:marker-style-name="T1"><text:span text:style-name="T11">С.С, Шумеров используют по сей день в повседневном счёте дней, месяцев, времени и т. д.</text:span></text:p>
              </text:list-item>
              <text:list-item>
                <text:p text:style-name="P20" loext:marker-style-name="T1"><text:span text:style-name="T9">Для геодезии, геометрии и в строительстве используется разделение окружности на 12 частей, т. к. работает Пифагорова тройка для отношения 3-4-5.</text:span></text:p>
              </text:list-item>
              <text:list-item>
                <text:p text:style-name="P20" loext:marker-style-name="T1"><text:span text:style-name="T9">Пифагор, когда в своё время строил доказательства верности целых соотношений длин для любых размеров прямоугольного треугольника, случайно открыл иррациональность чисел.</text:span></text:p>
              </text:list-item>
              <text:list-item>
                <text:p text:style-name="P21" loext:marker-style-name="T1"><text:span text:style-name="T9">Знаки есть репрезентанты вещей, то что замещает собой другие вещи; они </text:span><text:span text:style-name="T12">появляются тогда, когда презентацию тяжело реализовать.</text:span></text:p>
              </text:list-item>
              <text:list-item>
                <text:p text:style-name="P22" loext:marker-style-name="T1"><text:span text:style-name="T9">Знаками может быть почти что угодно, однако наиболее приспособленные для коммуникации знаки называются символами.</text:span></text:p>
              </text:list-item>
              <text:list-item>
                <text:p text:style-name="P22" loext:marker-style-name="T1"><text:span text:style-name="T9">Нет конкретных критериев выбора конкретного символа для презентации чего-либо, обычно для этого неформально договариваются.</text:span></text:p>
              </text:list-item>
              <text:list-item>
                <text:p text:style-name="P22" loext:marker-style-name="T1"><text:span text:style-name="T9">Число есть идеальный объект, который упорядочивает бытие и не имеет собственного воплощения.</text:span></text:p>
              </text:list-item>
              <text:list-item>
                <text:p text:style-name="P22" loext:marker-style-name="T1"><text:span text:style-name="T9">Архетип системы координат в трехмерном континууме появился благодаря Пифагору.</text:span></text:p>
              </text:list-item>
              <text:list-item>
                <text:p text:style-name="P22" loext:marker-style-name="T1">Последовательность<text:span text:style-name="T9"> Фибоначчи отразилась и во фрактальных структурах</text:span><text:span text:style-name="T13">, т. е. Строении многих вещей.</text:span></text:p>
              </text:list-item>
              <text:list-item>
                <text:p text:style-name="P22" loext:marker-style-name="T1"><text:span text:style-name="T9">Математикой и логикой Пифагор и Фибоначчи помогли выразить всякую сущность цифрой.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13">Позитивные следствия и/или достоинства описанной в статье технологии (минимум три пункта)<text:span text:style-name="T1"/></text:p>
            <text:list text:style-name="WW8Num3">
              <text:list-item>
                <text:p text:style-name="P17">Понимание чисел Фибоначчи способствует пониманию многих вещей.</text:p>
              </text:list-item>
              <text:list-item>
                <text:p text:style-name="P17">Цифры упорядочивают хаос <text:span text:style-name="T18">(некоторые данные)</text:span>, так как являются идеальными знаками.</text:p>
              </text:list-item>
              <text:list-item>
                <text:p text:style-name="P15">С развитием технологий передавать информацию в виде цифр становится гораздо проще.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1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16" loext:marker-style-name="T1">Из-за исторического контекста повсеместно используется <text:span text:style-name="T18">60-с.с. для счета времени, хотя есть альтернативы получше </text:span></text:p>
              </text:list-item>
              <text:list-item>
                <text:p text:style-name="P16" loext:marker-style-name="T1">Из-за развития вычислительных технологий новые поколения людей считают хуже</text:p>
              </text:list-item>
              <text:list-item>
                <text:p text:style-name="P16">Без соответствующих знаний о счёте тяжело воспринимать сущность числа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8">Ваши замечания, пожелания преподавателю </text:span><text:span text:style-name="T6">или</text:span><text:span text:style-name="T8"> анекдот о программистах</text:span><text:span text:style-name="Символ_20_сноски"><text:span text:style-name="T8"><text:note text:id="ftn1" text:note-class="footnote"><text:note-citation>1</text:note-citation><text:note-body><text:p text:style-name="Footnote"><text:span text:style-name="T9"><text:tab/></text:span><text:span text:style-name="T1">Наличие этой графы не влияет на оценку</text:span></text:p></text:note-body></text:note></text:span></text:span></text:p>
            <text:p text:style-name="P13">Надо переходить на статьи на китайском...</text:p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09-25T00:52:04.080286593</dc:date>
    <meta:editing-cycles>29</meta:editing-cycles>
    <meta:editing-duration>PT7H49M2S</meta:editing-duration>
    <meta:generator>LibreOffice/24.2.5.2$Linux_X86_64 LibreOffice_project/420$Build-2</meta:generator>
    <meta:document-statistic meta:table-count="2" meta:image-count="0" meta:object-count="0" meta:page-count="2" meta:paragraph-count="52" meta:word-count="427" meta:character-count="3139" meta:non-whitespace-character-count="2771"/>
    <meta:user-defined meta:name="Info 1"/>
    <meta:user-defined meta:name="Info 2"/>
    <meta:user-defined meta:name="Info 3"/>
    <meta:user-defined meta:name="Info 4"/>
  </office:meta>
</office:document-meta>
</file>